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och krav för PHP-projektet DinSpring.se <text:s/></text:h>
      <text:p text:style-name="P3">_____________________________________________________________________</text:p>
      <text:h text:style-name="P1" text:outline-level="1">TF1.1 <text:line-break/>Registrera användare</text:h>
      <text:p text:style-name="P4">Syfte att en ny användare kan registrera sig för användning av Springsidan.</text:p>
      <text:h text:style-name="P7" text:outline-level="3">Efterkrav</text:h>
      <text:p text:style-name="P4">Användaren kan logga in sig på sidan.</text:p>
      <text:h text:style-name="P7" text:outline-level="3">Scenario</text:h>
      <text:list xml:id="list4510846770116143856" text:style-name="L1">
        <text:list-item>
          <text:p text:style-name="P8">Startsidan-&gt;Registrera användare</text:p>
        </text:list-item>
        <text:list-item>
          <text:p text:style-name="P8">Formulär visas</text:p>
        </text:list-item>
        <text:list-item>
          <text:p text:style-name="P8">Fyll i valfritt användarnamn, lösenord, e-postadress. Klicka på Registrera.</text:p>
        </text:list-item>
        <text:list-item>
          <text:p text:style-name="P8">Bekräftelsemeddelande att registreringen lyckades.</text:p>
        </text:list-item>
      </text:list>
      <text:p text:style-name="P2">_____________________________________________________________________</text:p>
      <text:h text:style-name="P1" text:outline-level="1">TF1.2 <text:line-break/>Misslyckad registrering – inga uppgifter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3030196667511738130" text:style-name="L2">
        <text:list-item>
          <text:p text:style-name="P9">Startsidan-&gt;Registrera användare</text:p>
        </text:list-item>
        <text:list-item>
          <text:p text:style-name="P9">Formulär visas</text:p>
        </text:list-item>
        <text:list-item>
          <text:p text:style-name="P9">Lämna formuläret tomt. Klicka på Registrera.</text:p>
        </text:list-item>
        <text:list-item>
          <text:p text:style-name="P9">Felmeddelande – Uppgiftermåste anges. OBS. gäller även om JS är avslaget.</text:p>
        </text:list-item>
      </text:list>
      <text:p text:style-name="P2">_____________________________________________________________________</text:p>
      <text:h text:style-name="P1" text:outline-level="1">TF1.3 <text:line-break/>Misslyckad registrering – ogiltig emailadress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6403357726500678130" text:style-name="L3">
        <text:list-item>
          <text:p text:style-name="P10">Startsidan-&gt;Registrera användare</text:p>
        </text:list-item>
        <text:list-item>
          <text:p text:style-name="P10">Formulär visas</text:p>
        </text:list-item>
        <text:list-item>
          <text:p text:style-name="P10">Fyll i felaktigt format på e-postadressen. Klicka på Registrera.</text:p>
        </text:list-item>
        <text:list-item>
          <text:p text:style-name="P10">Felmeddelande – Ogiltig e-post. OBS. gäller även om JS är avslaget.</text:p>
        </text:list-item>
      </text:list>
      <text:p text:style-name="P2">_____________________________________________________________________</text:p>
      <text:h text:style-name="P1" text:outline-level="1"><text:soft-page-break/>TF2.1 <text:line-break/>Inloggning </text:h>
      <text:p text:style-name="P4">Syfte att användaren efter inloggning med rätt uppgifter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2024857070" text:continue-numbering="true" text:style-name="L3">
        <text:list-item>
          <text:p text:style-name="P10">Startsidan</text:p>
        </text:list-item>
        <text:list-item>
          <text:p text:style-name="P10">Logga in med giltiga användaruppgifter.</text:p>
        </text:list-item>
        <text:list-item>
          <text:p text:style-name="P10">Inloggad sida visas</text:p>
        </text:list-item>
      </text:list>
      <text:p text:style-name="P2">_____________________________________________________________________</text:p>
      <text:h text:style-name="P1" text:outline-level="1">TF2.2 <text:line-break/>Inloggning – inga uppgifter</text:h>
      <text:p text:style-name="P4">Syfte att användaren efter inloggning utan uppgifter INTE blir inloggad.</text:p>
      <text:h text:style-name="P7" text:outline-level="3">Efterkrav</text:h>
      <text:p text:style-name="P4">Startsidan och felmeddelande.</text:p>
      <text:h text:style-name="P7" text:outline-level="3">Scenario</text:h>
      <text:list xml:id="list576809375" text:continue-numbering="true" text:style-name="L3">
        <text:list-item>
          <text:p text:style-name="P10">Startsidan</text:p>
        </text:list-item>
        <text:list-item>
          <text:p text:style-name="P10">Tryck på Logga in, utan att fylla i användaruppgifter.</text:p>
        </text:list-item>
        <text:list-item>
          <text:p text:style-name="P10">Startsidan visas forfarande, meddelande om att uppgifter måste anges.<text:line-break/>OBS. Gäller oavsett om bara ett av fälten lämnas tomma.</text:p>
        </text:list-item>
      </text:list>
      <text:p text:style-name="P2">_____________________________________________________________________</text:p>
      <text:h text:style-name="P1" text:outline-level="1">TF2.3 <text:line-break/>Inloggning – fel uppgifter</text:h>
      <text:p text:style-name="P4">Syfte att användaren efter inloggning med fel uppgifter INTE blir inloggad.</text:p>
      <text:h text:style-name="P7" text:outline-level="3">Efterkrav</text:h>
      <text:p text:style-name="P4">Startsidan och felmeddelande.</text:p>
      <text:h text:style-name="P7" text:outline-level="3">Scenario</text:h>
      <text:list xml:id="list671370961" text:continue-numbering="true" text:style-name="L3">
        <text:list-item>
          <text:p text:style-name="P10">Startsidan</text:p>
        </text:list-item>
        <text:list-item>
          <text:p text:style-name="P10">Fyll i felaktiga uppgifter och tryck på Logga in.</text:p>
        </text:list-item>
        <text:list-item>
          <text:p text:style-name="P10">Startsidan visas forfarande, meddelande om att uppgifter är felaktiga.<text:line-break/>OBS. Gäller oavsett om bara ett av fälten är fel.</text:p>
        </text:list-item>
      </text:list>
      <text:p text:style-name="P2">_____________________________________________________________________</text:p>
      <text:h text:style-name="P1" text:outline-level="1">TF3.1 <text:line-break/>Inloggad – via uppgifter - READ</text:h>
      <text:p text:style-name="P4">Syfte att användaren efter inloggning får se sin egen startsida.</text:p>
      <text:h text:style-name="P7" text:outline-level="3">Efterkrav</text:h>
      <text:p text:style-name="P4">Visning av rätt uppgifter på startsidan.</text:p>
      <text:h text:style-name="P7" text:outline-level="3"><text:soft-page-break/>Scenario</text:h>
      <text:list xml:id="list830048083" text:continue-numbering="true" text:style-name="L3">
        <text:list-item>
          <text:p text:style-name="P10">Lyckad inloggning.</text:p>
        </text:list-item>
        <text:list-item>
          <text:p text:style-name="P10">Visning av användarnamnet.</text:p>
        </text:list-item>
        <text:list-item>
          <text:p text:style-name="P10">Visning av knapp Statistik</text:p>
        </text:list-item>
        <text:list-item>
          <text:p text:style-name="P10">Visning av knapp för att lägga till nytt träningspass.</text:p>
        </text:list-item>
        <text:list-item>
          <text:p text:style-name="P10">Befintliga träningspass visas i lista under, men knappar bredvid för att ändra eller radera.</text:p>
          <text:p text:style-name="P10">Visas i formatet, exempel:<text:line-break/>Datum<text:tab/> <text:s text:c="3"/>Typ <text:s/><text:tab/>Längd (km) <text:s/>Tid <text:s/><text:tab/>Snitt/km <text:s/>Kommentar <text:s/>Val</text:p>
          <text:p text:style-name="P10">140909 <text:s text:c="2"/>Gå <text:s text:c="11"/>5 <text:s/><text:tab/><text:tab/>39 min<text:tab/><text:tab/><text:tab/> <text:s text:c="4"/>Radera / Ändra<text:tab/></text:p>
          <text:p text:style-name="P10">140909 <text:s text:c="2"/>Jogg <text:s text:c="8"/>5<text:tab/><text:tab/>30 min<text:tab/><text:tab/><text:tab/> <text:s text:c="4"/>Radera / Ändra<text:tab/></text:p>
          <text:p text:style-name="P10">140909 <text:s text:c="2"/>Spring <text:s text:c="6"/>5<text:tab/><text:tab/>25 min <text:s text:c="36"/>Radera / Ändra<text:tab/></text:p>
          <text:p text:style-name="P10">140909 <text:s text:c="2"/>Intervall <text:s text:c="4"/>5<text:tab/><text:tab/>31 min<text:tab/> <text:s text:c="25"/>Radera / Ändra<text:tab/></text:p>
        </text:list-item>
      </text:list>
      <text:p text:style-name="P2">_____________________________________________________________________</text:p>
      <text:h text:style-name="P1" text:outline-level="1">TF3.2 <text:line-break/>Inloggad – visa statistik - READ</text:h>
      <text:p text:style-name="P4">Syfte att användaren kan visa statistik från sin startsida.</text:p>
      <text:h text:style-name="P7" text:outline-level="3">Efterkrav</text:h>
      <text:p text:style-name="P4">Visning av statistik.</text:p>
      <text:h text:style-name="P7" text:outline-level="3">Scenario</text:h>
      <text:list xml:id="list541747963" text:continue-numbering="true" text:style-name="L3">
        <text:list-item>
          <text:p text:style-name="P10">Lyckad inloggning.</text:p>
        </text:list-item>
        <text:list-item>
          <text:p text:style-name="P10">Visning av användarnamnet.</text:p>
        </text:list-item>
        <text:list-item>
          <text:p text:style-name="P10">Visning av knapp Statistik</text:p>
        </text:list-item>
        <text:list-item>
          <text:p text:style-name="P10">Visning av knapp för att lägga till nytt träningspass.</text:p>
        </text:list-item>
        <text:list-item>
          <text:p text:style-name="P10">Befintliga träningspass visas i lista under, men knappar bredvid för att ändra eller radera.</text:p>
        </text:list-item>
      </text:list>
      <text:p text:style-name="P5"/>
      <text:list xml:id="list1952222402" text:continue-numbering="true" text:style-name="L3">
        <text:list-item>
          <text:p text:style-name="P10">Klicka på Statistik</text:p>
        </text:list-item>
        <text:list-item>
          <text:p text:style-name="P10">Visas gör Total sträcka, total tid, total snittid/km för rubrikerna</text:p>
        </text:list-item>
        <text:list-item>
          <text:p text:style-name="P10">Denna vecka, Denna månad, Detta år.<text:tab/></text:p>
        </text:list-item>
      </text:list>
      <text:p text:style-name="P2">_____________________________________________________________________</text:p>
      <text:h text:style-name="P1" text:outline-level="1">TF3.2 <text:line-break/>Inloggad – visa förfinad statistik - READ</text:h>
      <text:p text:style-name="P4">Syfte att användaren även kan visa förfinad statistik från statistiksidan.</text:p>
      <text:h text:style-name="P7" text:outline-level="3">Efterkrav</text:h>
      <text:p text:style-name="P4">Visning av förfinad statistik.</text:p>
      <text:h text:style-name="P7" text:outline-level="3">Scenario</text:h>
      <text:list xml:id="list1724139442" text:continue-numbering="true" text:style-name="L3">
        <text:list-item>
          <text:p text:style-name="P10">Visning av statistiksidan (se TF3.2)</text:p>
        </text:list-item>
        <text:list-item>
          <text:p text:style-name="P10">Allmän statistik visas (se TF3.2)</text:p>
        </text:list-item>
        <text:list-item>
          <text:p text:style-name="P10">Klicka på förfinad statistik för att filtrera på typ eller tidsperiod.</text:p>
        </text:list-item>
      </text:list>
      <text:p text:style-name="P2">_____________________________________________________________________</text:p>
      <text:h text:style-name="P1" text:outline-level="1"><text:soft-page-break/>TF4.1 <text:line-break/>Inloggad – lägg till nytt träningspass - CREATE</text:h>
      <text:p text:style-name="P4">Syfte att användaren ska kunna registrera ett nytt träningspass.</text:p>
      <text:h text:style-name="P7" text:outline-level="3">Efterkrav</text:h>
      <text:p text:style-name="P4">Nytt träningspass väljs.</text:p>
      <text:h text:style-name="P7" text:outline-level="3">Scenario</text:h>
      <text:list xml:id="list1592140617" text:continue-numbering="true" text:style-name="L3">
        <text:list-item>
          <text:p text:style-name="P10">Från inloggad startsida, klicka på knappen ”Lägg till Nytt träningspass”<text:line-break/>Ovanför listan</text:p>
        </text:list-item>
        <text:list-item>
          <text:p text:style-name="P10">Fält att fylla i:<text:line-break/>Datum – (Default dagens datum, ändringsbart)</text:p>
          <text:p text:style-name="P10">Typ – Dropdown, val gå, jogg, spring, intervall</text:p>
          <text:p text:style-name="P10">Längd(km) FÄLT (max 3 heltal) </text:p>
          <text:p text:style-name="P10">Tid - 3 fält Timmar, minuter, sekunder</text:p>
          <text:p text:style-name="P10">Kommentar – Fritextfält, max 140 tecken.</text:p>
        </text:list-item>
        <text:list-item>
          <text:p text:style-name="P10">Validering av alla fält, ska fungera utan JS.</text:p>
        </text:list-item>
        <text:list-item>
          <text:p text:style-name="P10">Efter lyckad inmatning, meddelande om detta.</text:p>
        </text:list-item>
        <text:list-item>
          <text:p text:style-name="P10">Träningspass läggs till i listan. </text:p>
        </text:list-item>
        <text:list-item>
          <text:p text:style-name="P10">Snitt/km räknas ut av applikationen och visas i listan.</text:p>
        </text:list-item>
      </text:list>
      <text:p text:style-name="P6">_____________________________________________________________________</text:p>
      <text:h text:style-name="P1" text:outline-level="1">TF5.1 <text:line-break/>Inloggad – ändra träningspass - UPDATE</text:h>
      <text:p text:style-name="P4">Syfte att användaren ska kunna ändra ett befintligt träningspass.</text:p>
      <text:h text:style-name="P7" text:outline-level="3">Efterkrav</text:h>
      <text:p text:style-name="P4">Träningspass ändras.</text:p>
      <text:h text:style-name="P7" text:outline-level="3">Scenario</text:h>
      <text:list xml:id="list1438496193" text:continue-numbering="true" text:style-name="L3">
        <text:list-item>
          <text:p text:style-name="P10">Från inloggad startsida, klicka på knappen ”ändra” bredvid valfritt träningspass i listan.</text:p>
        </text:list-item>
        <text:list-item>
          <text:p text:style-name="P10">Fälten visas med befintliga värden, men ändringsbara.<text:line-break/>Datum – ändringsbart.</text:p>
          <text:p text:style-name="P10">Typ – Dropdown, val gå, jogg, spring, intervall</text:p>
          <text:p text:style-name="P10">Längd(km) FÄLT (max 3 heltal) . NYTT FÄLT (max1 heltal)</text:p>
          <text:p text:style-name="P10">Tid - 3 fält Timmar, minuter, sekunder</text:p>
          <text:p text:style-name="P10">Kommentar – Fritextfält, max 140 tecken.</text:p>
        </text:list-item>
        <text:list-item>
          <text:p text:style-name="P10">Validering av alla fält, ska fungera utan JS.</text:p>
        </text:list-item>
        <text:list-item>
          <text:p text:style-name="P10">Efter lyckad ändring, meddelande om detta.</text:p>
        </text:list-item>
        <text:list-item>
          <text:p text:style-name="P10">Ändrat träningspass ses i listan.</text:p>
        </text:list-item>
        <text:list-item>
          <text:p text:style-name="P10">Ev nytt snitt/km räknas ut av applikationen och visas i listan.</text:p>
        </text:list-item>
      </text:list>
      <text:p text:style-name="P6">_____________________________________________________________________</text:p>
      <text:h text:style-name="P1" text:outline-level="1">TF6.1 <text:line-break/>Inloggad – radera träningspass - DELETE</text:h>
      <text:p text:style-name="P4">Syfte att användaren ska kunna radera ett befintligt träningspass.</text:p>
      <text:h text:style-name="P7" text:outline-level="3"><text:soft-page-break/>Efterkrav</text:h>
      <text:p text:style-name="P4">Träningspass ändras.</text:p>
      <text:h text:style-name="P7" text:outline-level="3">Scenario</text:h>
      <text:list xml:id="list412005719" text:continue-numbering="true" text:style-name="L3">
        <text:list-item>
          <text:p text:style-name="P10">Från inloggad startsida, klicka på knappen ”ta bort” bredvid valfritt träningspass i listan.</text:p>
        </text:list-item>
        <text:list-item>
          <text:p text:style-name="P10">Fråga om valt träningspass datum XXXX-XX-XX verkligen ska raderas.</text:p>
        </text:list-item>
        <text:list-item>
          <text:p text:style-name="P10">Trycka Bekräfta.</text:p>
        </text:list-item>
        <text:list-item>
          <text:p text:style-name="P10">Efter lyckad radering, meddelande om detta.</text:p>
        </text:list-item>
        <text:list-item>
          <text:p text:style-name="P10">Träningspasset är borttaget från listan.</text:p>
        </text:list-item>
      </text:list>
      <text:p text:style-name="P6">_____________________________________________________________________</text:p>
      <text:h text:style-name="P1" text:outline-level="1">TF6.1 <text:line-break/>Inloggad – avbryt radera träningspass - DELETE</text:h>
      <text:p text:style-name="P4">Syfte att användaren ska kunna radera ett befintligt träningspass.</text:p>
      <text:h text:style-name="P7" text:outline-level="3">Efterkrav</text:h>
      <text:p text:style-name="P4">Träningspass ändras inte.</text:p>
      <text:h text:style-name="P7" text:outline-level="3">Scenario</text:h>
      <text:list xml:id="list1070229199" text:continue-numbering="true" text:style-name="L3">
        <text:list-item>
          <text:p text:style-name="P10">Från inloggad startsida, klicka på knappen ”ta bort” bredvid valfritt träningspass i listan.</text:p>
        </text:list-item>
        <text:list-item>
          <text:p text:style-name="P10">Fråga om valt träningspass datum XXXX-XX-XX verkligen ska raderas.</text:p>
        </text:list-item>
        <text:list-item>
          <text:p text:style-name="P10">Trycka Avbryt.</text:p>
        </text:list-item>
        <text:list-item>
          <text:p text:style-name="P10">Träningspasset är ej borttaget från listan.</text:p>
        </text:list-item>
      </text:list>
      <text:p text:style-name="P6">_____________________________________________________________________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23T12:57:22</dc:date>
    <meta:editing-duration>PT1H46M25S</meta:editing-duration>
    <meta:editing-cycles>51</meta:editing-cycles>
    <meta:document-statistic meta:table-count="0" meta:image-count="0" meta:object-count="0" meta:page-count="5" meta:paragraph-count="151" meta:word-count="885" meta:character-count="6612"/>
  </office:meta>
</office:document-meta>
</file>